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left"/>
    </style:style>
    <style:style style:name="Table1.A" style:family="table-column">
      <style:table-column-properties style:column-width="1.4903in"/>
    </style:style>
    <style:style style:name="Table1.B" style:family="table-column">
      <style:table-column-properties style:column-width="2.3292in"/>
    </style:style>
    <style:style style:name="Table1.C" style:family="table-column">
      <style:table-column-properties style:column-width="1.825in"/>
    </style:style>
    <style:style style:name="Table1.D" style:family="table-column">
      <style:table-column-properties style:column-width="1.8556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text-properties officeooo:paragraph-rsid="001b344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3bc11c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afee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14e099" style:font-size-asian="12pt" style:font-size-complex="12pt"/>
    </style:style>
    <style:style style:name="T6" style:family="text">
      <style:text-properties fo:font-size="12pt" officeooo:rsid="003a5852" style:font-size-asian="12pt" style:font-size-complex="12pt"/>
    </style:style>
    <style:style style:name="T7" style:family="text">
      <style:text-properties fo:font-size="12pt" officeooo:rsid="003d5f5d" style:font-size-asian="12pt" style:font-size-complex="12pt"/>
    </style:style>
    <style:style style:name="T8" style:family="text">
      <style:text-properties officeooo:rsid="00132996"/>
    </style:style>
    <style:style style:name="T9" style:family="text">
      <style:text-properties officeooo:rsid="002dafee"/>
    </style:style>
    <style:style style:name="T10" style:family="text">
      <style:text-properties officeooo:rsid="002f8b13"/>
    </style:style>
    <style:style style:name="T11" style:family="text">
      <style:text-properties officeooo:rsid="003471b0"/>
    </style:style>
    <style:style style:name="T12" style:family="text">
      <style:text-properties officeooo:rsid="003a5852"/>
    </style:style>
    <style:style style:name="T13" style:family="text">
      <style:text-properties officeooo:rsid="003d5f5d"/>
    </style:style>
    <style:style style:name="T1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<text:span text:style-name="T9">3</text:span></text:p>
      <text:p text:style-name="P2"><text:span text:style-name="T1">Materia: <text:tab/><text:tab/></text:span><text:span text:style-name="T3">Inglés IX, X</text:span></text:p>
      <text:p text:style-name="P2"><text:span text:style-name="T1">Licenciatura: <text:tab/>I</text:span><text:span text:style-name="T2">nterpretación y <text:s/>Traducción</text:span></text:p>
      <text:p text:style-name="Standard"/>
      <text:p text:style-name="P6"><text:span text:style-name="Strong_20_Emphasis"><text:span text:style-name="T4">HW_0</text:span></text:span><text:span text:style-name="Strong_20_Emphasis"><text:span text:style-name="T7">4</text:span></text:span><text:span text:style-name="Strong_20_Emphasis"><text:span text:style-name="T5"> Vocabulary Building</text:span></text:span></text:p>
      <text:p text:style-name="P5"><text:span text:style-name="Strong_20_Emphasis">(Convert to 10 pt scale)</text:span></text:p>
      <text:p text:style-name="P5"><text:span text:style-name="Strong_20_Emphasis"/></text:p>
      <text:p text:style-name="P7"><text:span text:style-name="Strong_20_Emphasis"/></text:p>
      <text:p text:style-name="P7"><text:span text:style-name="Strong_20_Emphasis"/></text:p>
      <text:section text:style-name="Sect1" text:name="md-content-335841243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Criteria</text:p>
              </table:table-cell>
              <table:table-cell table:style-name="Table1.A1" office:value-type="string">
                <text:p text:style-name="Table_20_Heading">Excellent</text:p>
              </table:table-cell>
              <table:table-cell table:style-name="Table1.A1" office:value-type="string">
                <text:p text:style-name="Table_20_Heading">Satisfactory</text:p>
              </table:table-cell>
              <table:table-cell table:style-name="Table1.A1" office:value-type="string">
                <text:p text:style-name="Table_20_Heading">Needs Improveme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<text:span text:style-name="T12">Task </text:span></text:span><text:span text:style-name="Strong_20_Emphasis"><text:span text:style-name="T13">1</text:span></text:span><text:span text:style-name="Strong_20_Emphasis"><text:span text:style-name="T12">: </text:span></text:span><text:span text:style-name="Strong_20_Emphasis">Vocabulary Development and Translation</text:span></text:p>
            </table:table-cell>
            <table:table-cell table:style-name="Table1.A1" office:value-type="string">
              <text:p text:style-name="Table_20_Contents">Provides precise English definitions and accurate Spanish translations for all <text:span text:style-name="T13">106</text:span><text:span text:style-name="T11"> </text:span>vocabulary words; demonstrates understanding of word meanings in context.</text:p>
            </table:table-cell>
            <table:table-cell table:style-name="Table1.A1" office:value-type="string">
              <text:p text:style-name="Table_20_Contents">Provides mostly correct definitions and translations with minor errors; some words may be missing or inaccurately translated.</text:p>
            </table:table-cell>
            <table:table-cell table:style-name="Table1.A1" office:value-type="string">
              <text:p text:style-name="Table_20_Contents">Definitions and translations are mostly incorrect or missing; shows lack of effort or understanding.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<text:span text:style-name="T10">Document </text:span></text:span><text:span text:style-name="Strong_20_Emphasis">Formatting </text:span><text:span text:style-name="Strong_20_Emphasis"><text:span text:style-name="T10">and</text:span></text:span><text:span text:style-name="Strong_20_Emphasis"> Presentation</text:span></text:p>
            </table:table-cell>
            <table:table-cell table:style-name="Table1.A1" office:value-type="string">
              <text:p text:style-name="Table_20_Contents">Fully adheres to modified APA style (single-spaced, 0.5 inch margins, 12-pt Times New Roman, double-sided printing if possible); formatting is consistent and professional; assignment saved and submitted as required.</text:p>
            </table:table-cell>
            <table:table-cell table:style-name="Table1.A1" office:value-type="string">
              <text:p text:style-name="Table_20_Contents">Mostly adheres to formatting guidelines with minor errors; submission meets basic requirements but lacks polish in some areas.</text:p>
            </table:table-cell>
            <table:table-cell table:style-name="Table1.A1" office:value-type="string">
              <text:p text:style-name="Table_20_Contents">Formatting guidelines are not followed; submission is incomplete or not saved/submitted as required.</text:p>
            </table:table-cell>
          </table:table-row>
        </table:table>
        <text:p text:style-name="Text_20_body"/>
      </text:section>
      <text:section text:style-name="Sect1" text:name="md-content-197282861">
        <text:p text:style-name="P4"><text:span text:style-name="Strong_20_Emphasis">A</text:span><text:span text:style-name="Strong_20_Emphasis"><text:span text:style-name="T8">ssignment</text:span></text:span><text:span text:style-name="Strong_20_Emphasis">:</text:span></text:p>
        <text:p text:style-name="Standard">HW_04 [Due: 0<text:span text:style-name="T13">3 </text:span>Jun 2025]</text:p>
        <text:p text:style-name="Standard"/>
        <text:p text:style-name="Standard">--- Task 1</text:p>
        <text:p text:style-name="Standard">Provide English definitions and a Spanish word translation for all of the words in the document, Vocab_03.txt: a list of 109 words from the second part of Charlotte's Web.</text:p>
        <text:p text:style-name="Standard"/>
        <text:p text:style-name="Standard">--- Task 2</text:p>
        <text:p text:style-name="Standard">If you haven't yet done so, finish reading "Charlotte's Web." Be prepared to begin your critique of the entire novel. The critique will be assigned next week and due .</text:p>
        <text:p text:style-name="Standard"/>
        <text:p text:style-name="Standard">--- Task 3</text:p>
        <text:p text:style-name="Standard">Prep for 1P exam. You should be able to:</text:p>
        <text:p text:style-name="Standard">* Compare and contrast Spanish, English, and Chinese (briefly)]</text:p>
        <text:p text:style-name="Standard">* Evaluate the utility of reducing language into standard linguistic elements (i.e., Konrod)</text:p>
        <text:p text:style-name="Standard">* Define Zip's Law and explain why it is useful</text:p>
        <text:p text:style-name="Standard">* Define what generative text models are and very roughly, what they can do</text:p>
        <text:p text:style-name="Standard">* Summarize the paper on planetary thresholds and global warmimg by Steffen et. al.</text:p>
        <text:p text:style-name="Standard">* Read and evaluate new information regarding perspectives on academic writing</text:p>
        <text:p text:style-name="Standard">* Summarize the entire novel, "Charlotte's Web" in about one+ paragraph(s)</text:p>
        <text:p text:style-name="Standard"><text:soft-page-break/>* Select five (5) "science" words from Vocab_01.txt and five (5) "literature" words from Vocab_02.txt and/or Vocab_03.txt. Memorize these words and be prepared to provide definitions and a Spanish translation on the exam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03T16:50:33.938684793</dc:date>
    <meta:editing-duration>PT2H19M39S</meta:editing-duration>
    <meta:editing-cycles>46</meta:editing-cycles>
    <meta:generator>LibreOffice/7.3.7.2$Linux_X86_64 LibreOffice_project/30$Build-2</meta:generator>
    <meta:document-statistic meta:table-count="1" meta:image-count="1" meta:object-count="0" meta:page-count="2" meta:paragraph-count="34" meta:word-count="346" meta:character-count="2279" meta:non-whitespace-character-count="1959"/>
  </office:meta>
</office:document-meta>
</file>